
<file path=META-INF/manifest.xml><?xml version="1.0" encoding="utf-8"?>
<manifest:manifest xmlns:manifest="urn:oasis:names:tc:opendocument:xmlns:manifest:1.0">
  <manifest:file-entry manifest:media-type="application/vnd.oasis.opendocument.text-template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ield="urn:openoffice:names:experimental:ooxml-odf-interop:xmlns:field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ns_1="xmlns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/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s/User" text:name="Users"/>
        <text:user-field-decl office:value-type="string" office:string-value="@Id" text:name="Id"/>
        <text:user-field-decl office:value-type="string" office:string-value="@UserName" text:name="Name"/>
      </text:user-field-decls>
      <text:p text:style-name="Standard"><text:initial-creator>Craig Nicol</text:initial-creator><text:date style:data-style-name="N37" text:date-value="2008-06-18T23:38:57.99" text:fixed="true">06/18/08</text:date><text:time style:data-style-name="N43" text:time-value="2008-06-18T23:38:57.99" text:fixed="true">11:38:58 PM</text:time></text:p>
      <text:p text:style-name="Standard"/>
      <text:p text:style-name="Standard"><text:database-display text:table-name="biblio" text:table-type="table" text:column-name="Author" text:database-name="Bibliography">&lt;Author&gt;</text:database-display><text:database-display text:table-name="Address" text:table-type="table" text:column-name="Company" text:database-name="MIDASAddresses">&lt;Company&gt;</text:database-display></text:p>
      <text:p text:style-name="Standard"/>
      <text:p text:style-name="Standard"><text:span text:style-name="Users"><text:bookmark-start text:name="Users"/>This user 1 is called Administrator.<text:bookmark-end text:name="Users"/></text:span><text:span text:style-name="Users"><text:bookmark-start text:name="Users"/>This user 2 is called vm\swadmin.<text:bookmark-end text:name="Users"/></text:span><text:span text:style-name="Users"><text:bookmark-start text:name="Users"/>This user 10012 is called RTEL.COM\Craig.Nicol.<text:bookmark-end text:name="Users"/></text:span></text:p>
      <text:p text:style-name="Standard"/>
    </office:text>
  </office:body>
</office:document-content>
</file>

<file path=content.xml><?xml version="1.0" encoding="utf-8"?>
<office:document-content xmlns:field="urn:openoffice:names:experimental:ooxml-odf-interop:xmlns:field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ns_1="xmlns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/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s/User" text:name="Users"/>
        <text:user-field-decl office:value-type="string" office:string-value="@Id" text:name="Id"/>
        <text:user-field-decl office:value-type="string" office:string-value="@UserName" text:name="Name"/>
      </text:user-field-decls>
      <text:p text:style-name="Standard"><text:initial-creator>Craig Nicol</text:initial-creator><text:date style:data-style-name="N37" text:date-value="2008-06-18T23:38:57.99" text:fixed="true">06/18/08</text:date><text:time style:data-style-name="N43" text:time-value="2008-06-18T23:38:57.99" text:fixed="true">11:38:58 PM</text:time></text:p>
      <text:p text:style-name="Standard"/>
      <text:p text:style-name="Standard"><text:database-display text:table-name="biblio" text:table-type="table" text:column-name="Author" text:database-name="Bibliography">&lt;Author&gt;</text:database-display><text:database-display text:table-name="Address" text:table-type="table" text:column-name="Company" text:database-name="MIDASAddresses">&lt;Company&gt;</text:database-display></text:p>
      <text:p text:style-name="Standard"/>
      <text:p text:style-name="Standard"><text:span text:style-name="Users"><text:bookmark-start text:name="Users"/>This user 1 is called Administrator.<text:bookmark-end text:name="Users"/></text:span><text:span text:style-name="Users"><text:bookmark-start text:name="Users"/>This user 2 is called vm\swadmin.<text:bookmark-end text:name="Users"/></text:span><text:span text:style-name="Users"><text:bookmark-start text:name="Users"/>This user 10012 is called RTEL.COM\Craig.Nicol.<text:bookmark-end text:name="Users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sers" style:family="paragraph" style:parent-style-name="Standard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raig Nicol</meta:initial-creator>
    <meta:creation-date>2008-06-18T23:38:58</meta:creation-date>
    <dc:creator>Craig Nicol</dc:creator>
    <dc:date>2008-06-18T23:40:20</dc:date>
    <meta:editing-cycles>2</meta:editing-cycles>
    <meta:editing-duration>PT1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4" meta:character-count="32"/>
  </office:meta>
</office:document-meta>
</file>